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2" svg:font-family="'Calibri Light'" style:font-family-generic="swiss" style:font-pitch="variable"/>
    <style:font-face style:name="Calibri Light1" svg:font-family="'Calibri Light'" style:font-adornments="Negrito" style:font-family-generic="swiss" style:font-pitch="variable"/>
    <style:font-face style:name="Calibri Light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P1" style:family="paragraph" style:parent-style-name="TextoNormal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" style:family="paragraph" style:parent-style-name="TextoNormal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oNormal" style:list-style-name="L1"/>
    <style:style style:name="P4" style:family="paragraph" style:parent-style-name="TextoNormal" style:list-style-name="L2"/>
    <style:style style:name="P5" style:family="paragraph" style:parent-style-name="TextoNormal" style:list-style-name="L3"/>
    <style:style style:name="P6" style:family="paragraph" style:parent-style-name="TextoNormal">
      <style:paragraph-properties fo:text-align="start" style:justify-single-word="false"/>
      <style:text-properties style:font-name="Calibri Light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7" style:family="paragraph" style:parent-style-name="TextoNormal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extoNormal" style:list-style-name="L4"/>
    <style:style style:name="P9" style:family="paragraph" style:parent-style-name="TextoNormal">
      <style:text-properties fo:font-weight="normal" style:font-weight-asian="normal" style:font-weight-complex="normal"/>
    </style:style>
    <style:style style:name="P10" style:family="paragraph" style:parent-style-name="TextoNormal" style:list-style-name="L4">
      <style:text-properties fo:font-weight="normal" style:font-weight-asian="normal" style:font-weight-complex="normal"/>
    </style:style>
    <style:style style:name="P11" style:family="paragraph" style:parent-style-name="TextoNormal" style:list-style-name="L5">
      <style:text-properties fo:font-weight="normal" style:font-weight-asian="normal" style:font-weight-complex="normal"/>
    </style:style>
    <style:style style:name="P12" style:family="paragraph" style:parent-style-name="TextoNormal" style:list-style-name="L6">
      <style:text-properties fo:font-weight="normal" style:font-weight-asian="normal" style:font-weight-complex="normal"/>
    </style:style>
    <style:style style:name="P13" style:family="paragraph" style:parent-style-name="CodigoProgramacao">
      <style:text-properties fo:font-weight="normal" style:font-weight-asian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o Capítulo 6</text:p>
      <text:p text:style-name="P1"/>
      <text:p text:style-name="TituloOCJP">Strings</text:p>
      <text:p text:style-name="TextoNormal"/>
      <text:list xml:id="list40318201" text:style-name="L1">
        <text:list-item>
          <text:p text:style-name="P3">Strings são objetos inalteráveis.</text:p>
        </text:list-item>
        <text:list-item>
          <text:p text:style-name="P3">String abc = “abc”; String s2 = “abc”; // criará 1 objeto apenas de string</text:p>
        </text:list-item>
        <text:list-item>
          <text:p text:style-name="P3">A JVM utiliza uma área chamada “pool constante de strings” para verificar se existe uma string que uma variável objeto deseja ser atribuida.</text:p>
        </text:list-item>
        <text:list-item>
          <text:p text:style-name="P3">Ao dar new String(“abc”); de qualquer modo será criado um novo objeto String no pool</text:p>
        </text:list-item>
        <text:list-item>
          <text:p text:style-name="P3">Métodos principais de String:</text:p>
          <text:list>
            <text:list-item>
              <text:p text:style-name="P3">char <text:span text:style-name="T2">chatAt</text:span>(int indice)</text:p>
            </text:list-item>
            <text:list-item>
              <text:p text:style-name="P3">String <text:span text:style-name="T2">concat</text:span>(String s)</text:p>
            </text:list-item>
            <text:list-item>
              <text:p text:style-name="P3"><text:span text:style-name="T3">boolean </text:span><text:span text:style-name="T2">equalsIgnoreCase</text:span>(String o)</text:p>
            </text:list-item>
            <text:list-item>
              <text:p text:style-name="P3">int <text:span text:style-name="T2">length</text:span>(String s)</text:p>
            </text:list-item>
            <text:list-item>
              <text:p text:style-name="P3">String <text:span text:style-name="T2">replace</text:span>(char 'a', char 'b')</text:p>
            </text:list-item>
            <text:list-item>
              <text:p text:style-name="P3">String <text:span text:style-name="T2">substring</text:span>(int begin, int end) * → Indice final com inicio em 1</text:p>
            </text:list-item>
            <text:list-item>
              <text:p text:style-name="P3">String <text:span text:style-name="T2">toLowerCase</text:span>()</text:p>
            </text:list-item>
            <text:list-item>
              <text:p text:style-name="P3">String <text:span text:style-name="T2">toString</text:span>()</text:p>
            </text:list-item>
            <text:list-item>
              <text:p text:style-name="P3">String <text:span text:style-name="T2">toUpperCase</text:span>()</text:p>
            </text:list-item>
            <text:list-item>
              <text:p text:style-name="P3">String <text:span text:style-name="T2">trim</text:span>()</text:p>
            </text:list-item>
          </text:list>
        </text:list-item>
      </text:list>
      <text:p text:style-name="TextoNormal"/>
      <text:p text:style-name="TextoNormal"><text:tab/>StringBuffer e StringBuilder</text:p>
      <text:list xml:id="list40307077" text:style-name="L2">
        <text:list-item>
          <text:p text:style-name="P4">Métodos:</text:p>
          <text:p text:style-name="P4">Apesar dos métodos retornarem um StringBuilder/StringBuffer em muitos casos, </text:p>
        </text:list-item>
        <text:list-item>
          <text:p text:style-name="P4"><text:span text:style-name="T2">synchronized</text:span> StringBuffer <text:span text:style-name="T2">append</text:span>(String s)</text:p>
        </text:list-item>
        <text:list-item>
          <text:p text:style-name="P4"><text:span text:style-name="T2">synchronized</text:span> StringBuilder <text:span text:style-name="T2">delete</text:span>(int start, int end)* → indice final com inicio em 1</text:p>
        </text:list-item>
        <text:list-item>
          <text:p text:style-name="P4"><text:span text:style-name="T2">synchronized</text:span> StringBuilder <text:span text:style-name="T2">insert</text:span>(int offset, String s)</text:p>
        </text:list-item>
        <text:list-item>
          <text:p text:style-name="P4"><text:span text:style-name="T2">synchronized</text:span> StringBuilder <text:span text:style-name="T2">reverse</text:span>()</text:p>
          <text:p text:style-name="P4"/>
        </text:list-item>
        <text:list-item>
          <text:p text:style-name="P4"><text:span text:style-name="T2">synchronized</text:span> String <text:span text:style-name="T2">toString</text:span>()</text:p>
        </text:list-item>
        <text:list-item>
          <text:p text:style-name="P4"><text:span text:style-name="T2">synchronized</text:span> *String* <text:span text:style-name="T2">substring</text:span>() → lembrar que substring retorna string</text:p>
        </text:list-item>
      </text:list>
      <text:p text:style-name="TextoNormal"/>
      <text:p text:style-name="TextoNormal">2 maneiras de criar arquivos</text:p>
      <text:list xml:id="list41467895" text:style-name="L3">
        <text:list-item>
          <text:p text:style-name="P5">createNewFile()</text:p>
        </text:list-item>
        <text:list-item>
          <text:p text:style-name="P5">FileReader, FileWriter, PrintWriter, FileInputStream, FileOutputStream</text:p>
        </text:list-item>
      </text:list>
      <text:p text:style-name="TextoNormal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CodigoProgramacao">File diretorio = new File();</text:p>
            <text:p text:style-name="CodigoProgramacao">File f = new File(<text:span text:style-name="T2">[diretorio]</text:span>, file); // diretório é <text:span text:style-name="T2">opcional</text:span></text:p>
            <text:p text:style-name="CodigoProgramacao"><text:span text:style-name="T2"/></text:p>
            <text:p text:style-name="P13">diretorio.mkdir();</text:p>
            <text:p text:style-name="P13">diretorio.isDirectory();</text:p>
            <text:p text:style-name="P13">file.isFile();</text:p>
            <text:p text:style-name="P13"/>
            <text:p text:style-name="P13">Obs.: ao utilizar createNewFile em um file com diretório inexistente, irá estourar uma RuntimeException</text:p>
          </table:table-cell>
        </table:table-row>
      </table:table>
      <text:p text:style-name="TextoNormal"/>
      <text:p text:style-name="TextoNormal">FileReader: ler o arquivo de maneira pouco prática, com um array de char.</text:p>
      <text:p text:style-name="TextoNormal">FileWriter: escrever no arquivo com quebras de linha representadas por \n</text:p>
      <text:p text:style-name="TextoNormal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CodigoProgramacao">FileReader fr = new FileReader(file);</text:p>
            <text:p text:style-name="CodigoProgramacao">char[] in = new char[100];</text:p>
            <text:p text:style-name="CodigoProgramacao">in = fr.read(in);</text:p>
            <text:p text:style-name="CodigoProgramacao"/>
            <text:p text:style-name="CodigoProgramacao"><text:soft-page-break/>FileWriter fw = new FileWriter(file);</text:p>
            <text:p text:style-name="CodigoProgramacao">fw.writer(“Primeira linha \nSegunda linha”);</text:p>
          </table:table-cell>
        </table:table-row>
      </table:table>
      <text:p text:style-name="TextoNormal"/>
      <text:p text:style-name="TextoNormal">PrintWriter é um uso moderno do FileWriter. Pode usar o método <text:span text:style-name="T2">println() </text:span><text:span text:style-name="T3">para quebras de linhas</text:span></text:p>
      <text:p text:style-name="TextoNormal"><text:span text:style-name="T3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CodigoProgramacao">// a partir de java5 o construtor pode ser obj de File</text:p>
            <text:p text:style-name="CodigoProgramacao">PrintWriter pw = new PrintWriter(file); </text:p>
          </table:table-cell>
        </table:table-row>
      </table:table>
      <text:p text:style-name="P7"/>
      <text:p text:style-name="TextoNormal">BufferedReader: Pode ler o arquivo por linha</text:p>
      <text:p text:style-name="TextoNormal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CodigoProgramacao">[...]</text:p>
            <text:p text:style-name="CodigoProgramacao">FileReader fr = new FileReader(file);</text:p>
            <text:p text:style-name="CodigoProgramacao">BufferedReader br = new BufferedReader(fr);</text:p>
            <text:p text:style-name="CodigoProgramacao">String line;</text:p>
            <text:p text:style-name="CodigoProgramacao">while ( (line = br.readLine()) != null ){}</text:p>
          </table:table-cell>
        </table:table-row>
      </table:table>
      <text:p text:style-name="P7"/>
      <text:p text:style-name="P7"/>
      <text:p text:style-name="P7">É necessário utilizar flush() para FileWriter, PrintWriter, BufferedWriter. Para ter a certeza de escrever tudo que estava em buffer.</text:p>
      <text:p text:style-name="P7"/>
      <text:p text:style-name="TextoNormal">Java.io.Console</text:p>
      <text:p text:style-name="TextoNormal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CodigoProgramacao">// Instanciar</text:p>
            <text:p text:style-name="CodigoProgramacao">Console c = System.console();</text:p>
            <text:p text:style-name="CodigoProgramacao">// ler uma linha</text:p>
            <text:p text:style-name="CodigoProgramacao">String s = c.readLine(“%s”, “Digite: “);</text:p>
            <text:p text:style-name="CodigoProgramacao">// ler um password</text:p>
            <text:p text:style-name="CodigoProgramacao">char[] p = c.readPassword(“%s”, “password: “);</text:p>
          </table:table-cell>
        </table:table-row>
      </table:table>
      <text:p text:style-name="P7"/>
      <text:p text:style-name="TextoNormal">Serialização</text:p>
      <text:list xml:id="list42427654" text:style-name="L4">
        <text:list-item>
          <text:p text:style-name="P8">As classes serializáveis, devem “implementar” a interface Serializable. Na verdade este é um método apenas marcador (não há métodos a serem implementados).</text:p>
        </text:list-item>
        <text:list-item>
          <text:p text:style-name="P8">Cria-se um <text:span text:style-name="T2">FileOutputStream</text:span>. E a partir dele, um <text:span text:style-name="T2">ObjectOutputStream</text:span>. Neste segundo é utilizado .<text:span text:style-name="T2">writeObject()</text:span> para escrever o objeto no arquivo.</text:p>
        </text:list-item>
        <text:list-item>
          <text:p text:style-name="P8">Cria-se um <text:span text:style-name="T2">FileInputStream</text:span>. A partir dele um <text:span text:style-name="T2">ObjectInputStream</text:span>. Pode ser lido o objeto com <text:span text:style-name="T2">.readObject()</text:span> e feito um cast para a classe desejada.</text:p>
        </text:list-item>
        <text:list-item>
          <text:p text:style-name="P8">É necessário a utilização de <text:span text:style-name="T2">try/catch</text:span> nesses códigos</text:p>
        </text:list-item>
        <text:list-item>
          <text:p text:style-name="P8">Tanto <text:span text:style-name="T2">ObjectOutputStream</text:span> quanto <text:span text:style-name="T2">ObjectInputStream</text:span> necessitam de <text:span text:style-name="T2">.close()</text:span></text:p>
          <text:p text:style-name="P8"><text:span text:style-name="T2"/></text:p>
        </text:list-item>
        <text:list-item>
          <text:p text:style-name="P10">Se há um objeto de classe não serializável, implementar: </text:p>
          <text:list>
            <text:list-item>
              <text:p text:style-name="P10"><text:span text:style-name="T2">private</text:span> void <text:span text:style-name="T2">writeObject</text:span>(ObjectOutputStream os)</text:p>
            </text:list-item>
            <text:list-item>
              <text:p text:style-name="P10"><text:span text:style-name="T2">private</text:span> void <text:span text:style-name="T2">readObject</text:span>(ObjectInputStream is)</text:p>
            </text:list-item>
          </text:list>
        </text:list-item>
        <text:list-item>
          <text:p text:style-name="P10">nos dois casos deve ser chamado dentro dos métodos writeInt, ou writeTipoDesejado após chamar os métodos</text:p>
          <text:list>
            <text:list-item>
              <text:p text:style-name="P10"><text:span text:style-name="T2">os</text:span>.<text:span text:style-name="T2">defaultWriteObject</text:span>()</text:p>
            </text:list-item>
            <text:list-item>
              <text:p text:style-name="P10"><text:span text:style-name="T2">is</text:span>.<text:span text:style-name="T2">defaultReadObject</text:span>()</text:p>
            </text:list-item>
          </text:list>
        </text:list-item>
      </text:list>
      <text:p text:style-name="TextoNormal"><text:span text:style-name="T2"/></text:p>
      <text:p text:style-name="TextoNormal"><text:span text:style-name="T2"><text:tab/>Observações</text:span></text:p>
      <text:list xml:id="list42567246" text:style-name="L5">
        <text:list-item>
          <text:list>
            <text:list-item>
              <text:p text:style-name="P11">Quando um objeto é deserializado, seu construtor <text:span text:style-name="T1">não</text:span> é chamado.</text:p>
            </text:list-item>
            <text:list-item>
              <text:p text:style-name="P11">Variáveis <text:span text:style-name="T1">transient</text:span> terão valores nulos (null, 0, …) na deserialização</text:p>
            </text:list-item>
            <text:list-item>
              <text:p text:style-name="P11">Se a variável for da classe pai, e somente a classe filha é serializável, <text:span text:style-name="T1">esta variável terá seu valor padrão (o mesmo que é atribuído no construtor)</text:span> ao deserializar a classe filha e não um valor nulo como o item anterior</text:p>
            </text:list-item>
          </text:list>
        </text:list-item>
      </text:list>
      <text:p text:style-name="P9"/>
      <text:p text:style-name="P9"/>
      <text:p text:style-name="P9"><text:soft-page-break/></text:p>
      <text:p text:style-name="P9">DateFormat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CodigoProgramacao">DateFormat df = DateFormat.getInstance(DateFormat.FULL); </text:p>
            <text:p text:style-name="CodigoProgramacao">// ou DateFormat.MEDIUM ou DateFormat.SHORT ou DateFormat.LONG</text:p>
            <text:p text:style-name="CodigoProgramacao"/>
            <text:p text:style-name="CodigoProgramacao">DateFormat df = DateFormat.getInstance(); // mesmo que o SHORT</text:p>
            <text:p text:style-name="CodigoProgramacao">DateFormat df = DateFormat.getDateInstance(); // mesmo que o MEDIUM</text:p>
            <text:p text:style-name="CodigoProgramacao"/>
            <text:p text:style-name="CodigoProgramacao">DateFormat df = DateFormat.getInstance(DateFormat.LONG, new Locale(“pt”, “BR”);</text:p>
          </table:table-cell>
        </table:table-row>
      </table:table>
      <text:p text:style-name="P9"/>
      <text:p text:style-name="P9">NumberFormat</text:p>
      <text:p text:style-name="P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9">NumberFormat nf = NumberFormat.getInstance();</text:p>
            <text:p text:style-name="P9">NumberFormat nf = NumberFormat.getCurrencyInstance();</text:p>
            <text:p text:style-name="P9"/>
            <text:p text:style-name="P9">Locale locBR = new Locale(“pt”, “BR”);</text:p>
            <text:p text:style-name="P9"/>
            <text:p text:style-name="P9">NumberFormat nf = NumberFormat.getInstance(locBR);</text:p>
            <text:p text:style-name="P6">NumberFormat nf = NumberFormat.getCurrencyInstance(locBR);</text:p>
          </table:table-cell>
        </table:table-row>
      </table:table>
      <text:p text:style-name="P9"/>
      <text:p text:style-name="P9"/>
      <text:p text:style-name="P9">Busca Simples</text:p>
      <text:p text:style-name="P9"/>
      <text:p text:style-name="P9">Pattern p = Pattern.compile(“ab”);</text:p>
      <text:p text:style-name="P9">Matcher m = p.matcher(“abaaab”);</text:p>
      <text:p text:style-name="P9">boolean b = false;</text:p>
      <text:p text:style-name="P9">while (b = m.find()){</text:p>
      <text:p text:style-name="P9"><text:tab/>System.out.println(m.start()); // 0 e 4</text:p>
      <text:p text:style-name="P9">}</text:p>
      <text:p text:style-name="P9"/>
      <text:p text:style-name="P9">Metacaracteres</text:p>
      <text:p text:style-name="P9">\d digits</text:p>
      <text:p text:style-name="P9">\s space</text:p>
      <text:p text:style-name="P9">\w alfanumerico (letra, digito, underscore)</text:p>
      <text:p text:style-name="P9"/>
      <text:p text:style-name="P9">+ 1 ou mais ocorrências</text:p>
      <text:p text:style-name="P9">* 0 ou mais ocorrências</text:p>
      <text:p text:style-name="P9">? 0 ou 1 ocorrência</text:p>
      <text:p text:style-name="P9">. qualquer caractere</text:p>
      <text:p text:style-name="P9"/>
      <text:p text:style-name="P9">No exame somente é utilizado o quantificador 1 vez (de modo ganancioso). Isto quer dizer, uma visão geral sobre a sequência de caracteres analisadas.</text:p>
      <text:p text:style-name="P9"/>
      <text:p text:style-name="P9">No caso de quantificadores relutantes (** ou ++ ou ?? ou ..), eles são analisados “em partes” na sequência de caracteres e não caem no exame.</text:p>
      <text:p text:style-name="P9"/>
      <text:p text:style-name="P9">Formatar saída de strings</text:p>
      <text:p text:style-name="P9">% [arg_index] [flags] [width] [.precision] conversion char</text:p>
      <text:p text:style-name="P9"/>
      <text:p text:style-name="P9">arg_index: 1$</text:p>
      <text:p text:style-name="P9">flags:</text:p>
      <text:p text:style-name="P9"><text:tab/>- argumento a esquerda</text:p>
      <text:p text:style-name="P9"><text:tab/>+ inclui sinal de positivo e negativo</text:p>
      <text:p text:style-name="P9"><text:tab/>0 preenche os vazios do argumento com 0</text:p>
      <text:p text:style-name="P9"><text:soft-page-break/><text:tab/>, Usa separadores locais</text:p>
      <text:p text:style-name="P9"><text:tab/>( coloca número negativo entre parênteses</text:p>
      <text:p text:style-name="P9">width</text:p>
      <text:p text:style-name="P9"><text:tab/>número de caracteres mínimos a serem exibidos</text:p>
      <text:p text:style-name="P9">precision</text:p>
      <text:p text:style-name="P9"><text:tab/>(para ponto flutuante) número 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2" svg:font-family="'Calibri Light'" style:font-family-generic="swiss" style:font-pitch="variable"/>
    <style:font-face style:name="Calibri Light1" svg:font-family="'Calibri Light'" style:font-adornments="Negrito" style:font-family-generic="swiss" style:font-pitch="variable"/>
    <style:font-face style:name="Calibri Light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Normal" style:family="paragraph" style:parent-style-name="Standard">
      <style:paragraph-properties fo:text-align="start" style:justify-single-word="false" style:text-autospace="none"/>
      <style:text-properties fo:color="#000000" style:font-name="Calibri Light" fo:font-size="11pt" style:text-underline-style="none" style:font-name-asian="Consolas" style:font-size-asian="11pt" style:font-name-complex="Consolas" style:font-size-complex="11pt"/>
    </style:style>
    <style:style style:name="TituloOCJP" style:family="paragraph" style:parent-style-name="Standard" style:master-page-name="">
      <style:paragraph-properties fo:margin-left="1.251cm" fo:margin-right="0cm" fo:text-align="center" style:justify-single-word="false" fo:text-indent="-0.026cm" style:auto-text-indent="false" style:page-number="auto" fo:background-color="transparent" style:text-autospace="none">
        <style:tab-stops/>
        <style:background-image/>
      </style:paragraph-properties>
      <style:text-properties fo:color="#666666" style:font-name="Calibri Light1" fo:font-size="15pt" style:text-underline-style="none" fo:font-weight="bold" style:font-name-asian="Courier New" style:font-size-asian="28pt" style:font-weight-asian="bold" style:font-name-complex="Courier New" style:font-size-complex="28pt" style:font-weight-complex="bold"/>
    </style:style>
    <style:style style:name="CodigoProgramacao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23:47:50.63</meta:creation-date>
    <meta:print-date>2013-01-30T00:01:01.12</meta:print-date>
    <dc:date>2013-02-15T23:44:23.91</dc:date>
    <meta:editing-duration>PT28H37M14S</meta:editing-duration>
    <meta:editing-cycles>96</meta:editing-cycles>
    <meta:generator>OpenOffice.org/3.2$Win32 OpenOffice.org_project/320m18$Build-9502</meta:generator>
    <meta:document-statistic meta:table-count="7" meta:image-count="0" meta:object-count="0" meta:page-count="4" meta:paragraph-count="117" meta:word-count="798" meta:character-count="5289"/>
  </office:meta>
</office:document-meta>
</file>